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ith over 15 years of dedicated experience in data integration and ETL processes, I have a proven track record of optimizing data flow and enhancing system performance. At Samsung Austin Semiconductor, I engineered a comprehensive monitoring system for over 900 ETL processes, significantly improving issue resolution efficiency and ensuring robust data integrity across extensive schemas and tables. This achievement directly aligns with Newlineinfo Corp's need for an Informatica Developer capable of building and maintaining a highly efficient data integration hub.<text:line-break/><text:line-break/>My expertise encompasses critical technologies such as Informatica Power Center, Oracle database, Oracle PL/SQL, SQL, and Python scripting, which are essential for developing complex ETL automation and transforming diverse data sources into a dimensional model. I have consistently managed large-scale data jobs, overseeing the development and 24/7 monitoring of critical ETL processes to populate reporting database systems. My experience also includes creating and maintaining Unix Cron jobs for seamless data transfers and optimizing database queries for enhanced performance.<text:line-break/><text:line-break/>I thrive in environments that require strong analytical and problem-solving skills, having consistently troubleshooting complex data issues and implementing effective data recovery strategies. My background as a Technical Lead involved not only deep technical execution but also close collaboration with engineering teams on data architecture and supporting Help Desk inquiries, underscoring my ability to work effectively within an agile framework and contribute to optimal data design. I am adept at translating business objectives into technical solutions that drive operational excellence.<text:line-break/><text:line-break/>I am confident that my extensive background in ETL development, data integration, and system optimization, coupled with my commitment to data integrity and process efficiency, makes me an ideal candidate for this role. I am enthusiastic about the opportunity to contribute to Newlineinfo Corp’s data integration hub initiative and leverage my skills to deliver impactful data solution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5T13:12:34.113115200</meta:creation-date>
    <dc:date>2025-11-05T13:12:51.290949400</dc:date>
    <meta:editing-duration>PT17S</meta:editing-duration>
    <meta:editing-cycles>1</meta:editing-cycles>
    <meta:document-statistic meta:table-count="0" meta:image-count="0" meta:object-count="0" meta:page-count="1" meta:paragraph-count="1" meta:word-count="295" meta:character-count="2132" meta:non-whitespace-character-count="1835"/>
    <meta:generator>LibreOffice/25.2.6.2$Windows_X86_64 LibreOffice_project/729c5bfe710f5eb71ed3bbde9e06a6065e9c6c5d</meta:generator>
  </office:meta>
</office:document-meta>
</file>